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8cm" fo:min-width="1.98cm"/>
      <style:paragraph-properties style:writing-mode="lr-tb"/>
    </style:style>
    <style:style style:name="gr2" style:family="graphic" style:parent-style-name="standard">
      <style:graphic-properties svg:stroke-color="#2a6099" draw:textarea-horizontal-align="justify" draw:textarea-vertical-align="middle" draw:auto-grow-height="false" fo:min-height="0.495cm" fo:min-width="1.4cm"/>
      <style:paragraph-properties style:writing-mode="lr-tb"/>
    </style:style>
    <style:style style:name="gr3" style:family="graphic" style:parent-style-name="standard">
      <style:graphic-properties svg:stroke-color="#ff0000" draw:textarea-horizontal-align="justify" draw:textarea-vertical-align="middle" draw:auto-grow-height="false" fo:min-height="1.7cm" fo:min-width="4.75cm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7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76cm"/>
      <style:paragraph-properties style:writing-mode="lr-tb"/>
    </style:style>
    <style:style style:name="gr7" style:family="graphic" style:parent-style-name="standard">
      <style:graphic-properties draw:stroke="dash" draw:stroke-dash="Dash" svg:stroke-width="0.02cm" svg:stroke-color="#000000" draw:marker-start-width="0.24cm" draw:marker-end-width="0.24cm" draw:textarea-horizontal-align="justify" draw:textarea-vertical-align="middle" draw:auto-grow-height="false" fo:min-height="5.53cm" fo:min-width="6.18cm" fo:padding-top="0.11cm" fo:padding-bottom="0.11cm" fo:padding-left="0.235cm" fo:padding-right="0.235cm" fo:wrap-option="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997cm"/>
      <style:paragraph-properties style:writing-mode="lr-tb"/>
    </style:style>
    <style:style style:name="gr9" style:family="graphic" style:parent-style-name="standard">
      <style:graphic-properties svg:stroke-color="#ff0000" draw:textarea-horizontal-align="justify" draw:textarea-vertical-align="middle" draw:auto-grow-height="false" fo:min-height="0.376cm" fo:min-width="1.876cm"/>
      <style:paragraph-properties style:writing-mode="lr-tb"/>
    </style:style>
    <style:style style:name="gr10" style:family="graphic" style:parent-style-name="objectwithoutfill">
      <style:graphic-properties draw:marker-end="Arrowheads_20_3" draw:marker-end-width="0.3cm" draw:fill="none" draw:textarea-vertical-align="middle"/>
    </style:style>
    <style:style style:name="gr11" style:family="graphic" style:parent-style-name="objectwithoutfill">
      <style:graphic-properties svg:stroke-color="#ff0000" draw:marker-end="Arrowheads_20_4" draw:marker-end-width="0.3cm" draw:fill="none" draw:textarea-vertical-align="middle"/>
    </style:style>
    <style:style style:name="gr12" style:family="graphic" style:parent-style-name="objectwithoutfill">
      <style:graphic-properties svg:stroke-color="#2a6099" draw:marker-end="Arrowheads_20_8" draw:marker-end-width="0.3cm" draw:fill="none" draw:textarea-vertical-align="middle"/>
    </style:style>
    <style:style style:name="gr13" style:family="graphic" style:parent-style-name="objectwithoutfill">
      <style:graphic-properties svg:stroke-color="#ff0000" draw:marker-end="Arrowheads_20_9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75cm" svg:height="0.75cm" svg:x="2.325cm" svg:y="0.375cm">
          <text:p text:style-name="P1">Iní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5" draw:id="id5" draw:layer="layout" svg:width="2.75cm" svg:height="0.75cm" svg:x="2.325cm" svg:y="8.775cm">
          <text:p text:style-name="P1">Fim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2" draw:id="id2" draw:layer="layout" svg:width="1.9cm" svg:height="0.745cm" svg:x="2.75cm" svg:y="1.758cm">
          <text:p text:style-name="P1">n = -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4" draw:id="id4" draw:layer="layout" svg:width="5.25cm" svg:height="1.95cm" svg:x="1.075cm" svg:y="5.305cm">
          <text:p text:style-name="P1">res = (n%2 == 0)</text:p>
          <text:p text:style-name="P1">print(f’{n} é par?’, res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type="line" svg:x1="3.7cm" svg:y1="1.125cm" svg:x2="3.7cm" svg:y2="1.758cm" draw:start-shape="id1" draw:start-glue-point="6" draw:end-shape="id2" draw:end-glue-point="4" svg:d="M3700 1125v633" svg:viewBox="0 0 1 634">
          <text:p/>
        </draw:connector>
        <draw:frame draw:style-name="gr5" draw:text-style-name="P3" draw:layer="layout" svg:width="1.23cm" svg:height="0.852cm" svg:x="3.67cm" svg:y="4.25cm">
          <draw:text-box>
            <text:p>Sim</text:p>
          </draw:text-box>
        </draw:frame>
        <draw:frame draw:style-name="gr6" draw:text-style-name="P3" draw:layer="layout" svg:width="1.26cm" svg:height="0.852cm" svg:x="5.87cm" svg:y="3.15cm">
          <draw:text-box>
            <text:p>Não</text:p>
          </draw:text-box>
        </draw:frame>
        <draw:custom-shape draw:style-name="gr7" draw:text-style-name="P4" draw:layer="layout" svg:width="6.65cm" svg:height="5.75cm" svg:x="0.8cm" svg:y="2.75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.497cm" svg:height="0.852cm" svg:x="0.65cm" svg:y="2.55cm">
          <draw:text-box>
            <text:p>while</text:p>
          </draw:text-box>
        </draw:frame>
        <draw:custom-shape draw:style-name="gr9" draw:text-style-name="P1" xml:id="id3" draw:id="id3" draw:layer="layout" svg:width="4.75cm" svg:height="1.25cm" svg:x="1.325cm" svg:y="3.205cm">
          <text:p text:style-name="P1">n &lt;= 3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2" draw:layer="layout" draw:type="line" svg:x1="3.7cm" svg:y1="2.503cm" svg:x2="3.7cm" svg:y2="3.205cm" draw:start-shape="id2" draw:start-glue-point="6" draw:end-shape="id3" draw:end-glue-point="4" svg:d="M3700 2503v702" svg:viewBox="0 0 1 703">
          <text:p/>
        </draw:connector>
        <draw:connector draw:style-name="gr11" draw:text-style-name="P2" draw:layer="layout" draw:type="line" svg:x1="3.7cm" svg:y1="4.455cm" svg:x2="3.7cm" svg:y2="5.305cm" draw:start-shape="id3" draw:start-glue-point="6" draw:end-shape="id4" draw:end-glue-point="4" svg:d="M3700 4455v850" svg:viewBox="0 0 1 851">
          <text:p/>
        </draw:connector>
        <draw:connector draw:style-name="gr12" draw:text-style-name="P2" draw:layer="layout" draw:line-skew="0.399cm 1.134cm" svg:x1="6.075cm" svg:y1="3.83cm" svg:x2="3.7cm" svg:y2="8.775cm" draw:start-shape="id3" draw:start-glue-point="7" draw:end-shape="id5" draw:end-glue-point="4" svg:d="M6075 3830h925v3920h-3300v1025" svg:viewBox="0 0 3301 4946">
          <text:p/>
        </draw:connector>
        <draw:connector draw:style-name="gr13" draw:text-style-name="P2" draw:layer="layout" svg:x1="1.075cm" svg:y1="6.28cm" svg:x2="1.325cm" svg:y2="3.83cm" draw:start-shape="id4" draw:start-glue-point="5" draw:end-shape="id3" draw:end-glue-point="5" svg:d="M1075 6280h-525v-2450h775" svg:viewBox="0 0 776 24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3465a4" draw:marker-start-width="0.28cm" draw:marker-start-center="false" draw:marker-end-width="0.28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atin Modern Roman1" fo:font-family="'Latin Modern Roman'" style:font-style-name="Regular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atin Modern Roman1" fo:font-family="'Latin Modern Roman'" style:font-style-name="Regular" style:font-pitch="variable"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6T11:40:39.157954561</meta:creation-date>
    <dc:date>2023-06-24T07:30:11.541460028</dc:date>
    <meta:editing-duration>PT1H24M41S</meta:editing-duration>
    <meta:editing-cycles>24</meta:editing-cycles>
    <meta:generator>LibreOffice/7.3.7.2$Linux_X86_64 LibreOffice_project/30$Build-2</meta:generator>
    <meta:document-statistic meta:object-count="14"/>
  </office:meta>
</office:document-meta>
</file>